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JBTestCase.AbstractEJBTestCas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JBTestCase.runGenericTest( AbstractEJBClient the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